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officeooo:rsid="000bb882" officeooo:paragraph-rsid="000bb882" style:font-size-asian="12.25pt" style:font-size-complex="14pt"/>
    </style:style>
    <style:style style:name="P2" style:family="paragraph" style:parent-style-name="Standard">
      <style:text-properties style:font-name="Calibri" fo:font-size="12pt" officeooo:rsid="000dabb8" officeooo:paragraph-rsid="000dabb8" style:font-size-asian="12pt" style:font-size-complex="12pt"/>
    </style:style>
    <style:style style:name="T1" style:family="text">
      <style:text-properties officeooo:rsid="000e5c9a"/>
    </style:style>
    <style:style style:name="T2" style:family="text">
      <style:text-properties officeooo:rsid="000e88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sis Project Description:</text:p>
      <text:p text:style-name="P1"/>
      <text:p text:style-name="P2"><text:span text:style-name="T1">The goal of this Thesis is to research </text:span>High- mass X-Ray binaries (HMXBs). <text:span text:style-name="T1">These HMXB</text:span><text:span text:style-name="T2">s</text:span> contain a compact x-ray stellar object and a massive star companion. The Compact x-ray was originally the most massive star in the binary system until it exploded into a supernova <text:span text:style-name="T1">and became the compact object.</text:span><text:span text:style-name="T2"> At this stage the secondary star now becomes the most massive star in the binary system, now becoming an O-type star. The System remains bound together when the supernova loses less than half of the total mass, creating a runaway scenario. This is when the binary moves across the galactic plane with high space velocity &gt; 30km/s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4:28:42.542468564</meta:creation-date>
    <dc:date>2024-09-09T15:50:54.785338025</dc:date>
    <meta:editing-duration>PT1H1M5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" meta:word-count="110" meta:character-count="654" meta:non-whitespace-character-count="545"/>
  </office:meta>
</office:document-meta>
</file>